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4.611cm" svg:height="14.078cm" svg:x="15.409cm" svg:y="6.208cm">
            <draw:object draw:notify-on-update-of-ranges="Sheet1.A2:Sheet1.A14 Sheet1.B1:Sheet1.B1 Sheet1.B2:Sheet1.B14 Sheet1.C1:Sheet1.C1 Sheet1.C2:Sheet1.C14 Sheet1.D1:Sheet1.D1 Sheet1.D2:Sheet1.D14 Sheet1.E1:Sheet1.E1 Sheet1.E2:Sheet1.E14 Sheet1.F1:Sheet1.F1 Sheet1.F2:Sheet1.F14 Sheet1.G1:Sheet1.G1 Sheet1.G2:Sheet1.G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3">
          <table:table-cell/>
          <table:table-cell office:value-type="string">
            <text:p>Archives</text:p>
          </table:table-cell>
          <table:table-cell office:value-type="string">
            <text:p>FTP</text:p>
          </table:table-cell>
          <table:table-cell office:value-type="string">
            <text:p>Public MySQL</text:p>
          </table:table-cell>
          <table:table-cell office:value-type="string">
            <text:p>Production</text:p>
          </table:table-cell>
          <table:table-cell office:value-type="string">
            <text:p>Web</text:p>
          </table:table-cell>
          <table:table-cell office:value-type="string">
            <text:p>Outreach</text:p>
          </table:table-cell>
        </table:table-row>
        <table:table-row table:style-name="ro3">
          <table:table-cell office:value-type="string">
            <text:p>2015/0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office:value-type="string">
            <text:p>2015/1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2015/1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2015/1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office:value-type="string">
            <text:p>2016/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office:value-type="string">
            <text:p>2016/0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2016/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2016/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2016/05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2016/06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2016/07</text:p>
          </table:table-cell>
          <table:table-cell table:number-columns-repeated="2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string">
            <text:p>2016/08</text:p>
          </table:table-cell>
          <table:table-cell table:number-columns-repeated="2"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</table:table-row>
        <table:table-row table:style-name="ro3">
          <table:table-cell office:value-type="string">
            <text:p>2016/09</text:p>
          </table:table-cell>
          <table:table-cell office:value-type="float" office:value="60">
            <text:p>60</text:p>
          </table:table-cell>
          <table:table-cell table:number-columns-repeated="2"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string">
            <text:p>2015/1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andro </meta:initial-creator>
    <meta:creation-date>2016-08-25T15:03:31</meta:creation-date>
    <dc:date>2016-10-05T17:04:43</dc:date>
    <dc:creator>Alessandro </dc:creator>
    <meta:editing-duration>P1DT7H38M14S</meta:editing-duration>
    <meta:editing-cycles>15</meta:editing-cycles>
    <meta:generator>LibreOffice/3.5$Linux_X86_64 LibreOffice_project/350m1$Build-2</meta:generator>
    <meta:document-statistic meta:table-count="3" meta:cell-count="1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612cm" svg:height="14.079cm" xlink:href=".." xlink:type="simple" chart:class="chart:bar" chart:style-name="ch1">
        <chart:legend svg:x="2.715cm" svg:y="2.147cm" style:legend-expansion="custom" chartooo:width="3.97cm" chartooo:height="3.088cm" style:legend-expansion-aspect-ratio="1.28562176165803" chart:style-name="ch2"/>
        <chart:plot-area chart:style-name="ch3" table:cell-range-address="Sheet1.A1:Sheet1.G14" chart:data-source-has-labels="both" svg:x="1.536cm" svg:y="1.259cm" svg:width="27.433cm" svg:height="12.119cm">
          <chartooo:coordinate-region svg:x="2.157cm" svg:y="1.458cm" svg:width="26.812cm" svg:height="10.529cm"/>
          <chart:axis chart:dimension="x" chart:name="primary-x" chart:style-name="ch4" chartooo:axis-type="auto">
            <chartooo:date-scale/>
            <chart:title svg:x="14.745cm" svg:y="13.519cm" chart:style-name="ch5">
              <text:p>Month</text:p>
            </chart:title>
            <chart:categories table:cell-range-address="Sheet1.A2:Sheet1.A14"/>
          </chart:axis>
          <chart:axis chart:dimension="y" chart:name="primary-y" chart:style-name="ch6">
            <chart:title svg:x="0.284cm" svg:y="8.672cm" chart:style-name="ch7">
              <text:p>Percent Complete</text:p>
            </chart:title>
            <chart:grid chart:style-name="ch8" chart:class="major"/>
          </chart:axis>
          <chart:series chart:style-name="ch9" chart:values-cell-range-address="Sheet1.B2:Sheet1.B14" chart:label-cell-address="Sheet1.B1:Sheet1.B1" chart:class="chart:bar">
            <chart:data-point chart:repeated="13"/>
          </chart:series>
          <chart:series chart:style-name="ch10" chart:values-cell-range-address="Sheet1.C2:Sheet1.C14" chart:label-cell-address="Sheet1.C1:Sheet1.C1" chart:class="chart:bar">
            <chart:data-point chart:repeated="13"/>
          </chart:series>
          <chart:series chart:style-name="ch11" chart:values-cell-range-address="Sheet1.D2:Sheet1.D14" chart:label-cell-address="Sheet1.D1:Sheet1.D1" chart:class="chart:bar">
            <chart:data-point chart:repeated="13"/>
          </chart:series>
          <chart:series chart:style-name="ch12" chart:values-cell-range-address="Sheet1.E2:Sheet1.E14" chart:label-cell-address="Sheet1.E1:Sheet1.E1" chart:class="chart:bar">
            <chart:data-point chart:repeated="13"/>
          </chart:series>
          <chart:series chart:style-name="ch13" chart:values-cell-range-address="Sheet1.F2:Sheet1.F14" chart:label-cell-address="Sheet1.F1:Sheet1.F1" chart:class="chart:bar">
            <chart:data-point chart:repeated="13"/>
          </chart:series>
          <chart:series chart:style-name="ch14" chart:values-cell-range-address="Sheet1.G2:Sheet1.G14" chart:label-cell-address="Sheet1.G1:Sheet1.G1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chives</text:p>
                <draw:g>
                  <svg:desc>Sheet1.B1:Sheet1.B1</svg:desc>
                </draw:g>
              </table:table-cell>
              <table:table-cell office:value-type="string">
                <text:p>FTP</text:p>
                <draw:g>
                  <svg:desc>Sheet1.C1:Sheet1.C1</svg:desc>
                </draw:g>
              </table:table-cell>
              <table:table-cell office:value-type="string">
                <text:p>Public MySQL</text:p>
                <draw:g>
                  <svg:desc>Sheet1.D1:Sheet1.D1</svg:desc>
                </draw:g>
              </table:table-cell>
              <table:table-cell office:value-type="string">
                <text:p>Production</text:p>
                <draw:g>
                  <svg:desc>Sheet1.E1:Sheet1.E1</svg:desc>
                </draw:g>
              </table:table-cell>
              <table:table-cell office:value-type="string">
                <text:p>Web</text:p>
                <draw:g>
                  <svg:desc>Sheet1.F1:Sheet1.F1</svg:desc>
                </draw:g>
              </table:table-cell>
              <table:table-cell office:value-type="string">
                <text:p>Outreach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/09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  <table:table-cell office:value-type="float" office:value="0">
                <text:p>0</text:p>
                <draw:g>
                  <svg:desc>Sheet1.C2:Sheet1.C14</svg:desc>
                </draw:g>
              </table:table-cell>
              <table:table-cell office:value-type="float" office:value="0">
                <text:p>0</text:p>
                <draw:g>
                  <svg:desc>Sheet1.D2:Sheet1.D14</svg:desc>
                </draw:g>
              </table:table-cell>
              <table:table-cell office:value-type="float" office:value="0">
                <text:p>0</text:p>
                <draw:g>
                  <svg:desc>Sheet1.E2:Sheet1.E14</svg:desc>
                </draw:g>
              </table:table-cell>
              <table:table-cell office:value-type="float" office:value="0">
                <text:p>0</text:p>
                <draw:g>
                  <svg:desc>Sheet1.F2:Sheet1.F14</svg:desc>
                </draw:g>
              </table:table-cell>
              <table:table-cell office:value-type="float" office:value="0">
                <text:p>0</text:p>
                <draw:g>
                  <svg:desc>Sheet1.G2:Sheet1.G14</svg:desc>
                </draw:g>
              </table:table-cell>
            </table:table-row>
            <table:table-row>
              <table:table-cell office:value-type="string">
                <text:p>2015/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/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/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/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/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/0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/0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6/0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6/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6/0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6/0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/09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